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C000"/>
    </style:style>
    <style:style style:name="T3" style:parent-style-name="Policepardéfaut" style:family="text">
      <style:text-properties fo:background-color="#FFFF00"/>
    </style:style>
    <style:style style:name="T4" style:parent-style-name="Policepardéfaut" style:family="text">
      <style:text-properties fo:background-color="#FF0000"/>
    </style:style>
    <style:style style:name="T5" style:parent-style-name="Policepardéfaut" style:family="text">
      <style:text-properties fo:background-color="#00FF00"/>
    </style:style>
    <style:style style:name="TableColumn7" style:family="table-column">
      <style:table-column-properties style:column-width="0.5333in"/>
    </style:style>
    <style:style style:name="TableColumn8" style:family="table-column">
      <style:table-column-properties style:column-width="5.7597in"/>
    </style:style>
    <style:style style:name="Table6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RS485 adaptator :</text:p>
      <text:p text:style-name="Normal"><text:tab/>GND<text:tab/><text:tab/>A(+)<text:tab/><text:tab/>B(-)</text:p>
      <text:p text:style-name="Normal">AE</text:p>
      <text:p text:style-name="Normal">RS<text:tab/>blk<text:tab/><text:tab/><text:span text:style-name="T2">orange</text:span><text:tab/><text:tab/><text:span text:style-name="T3">yellow</text:span></text:p>
      <text:p text:style-name="Normal">AASD<text:tab/>blk<text:tab/><text:tab/><text:span text:style-name="T4">red</text:span><text:tab/><text:tab/><text:span text:style-name="T5">green</text:span></text:p>
      <text:p text:style-name="Normal"/>
      <text:p text:style-name="Normal">Monitoring mode (Dn) operation</text:p>
      <text:p text:style-name="Normal">Auxiliaire mode (Fn) operation</text:p>
      <text:p text:style-name="Normal">User parameter mode (Pn) operation</text:p>
      <text:p text:style-name="Normal">Cmd : dn015<text:line-break/>return : 01110 #sigOut1 and 5 = low, sigOut2-4 = high</text:p>
      <text:p text:style-name="Normal">Cmd : p. 21. There are Fn000..Fn018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n000</text:p>
          </table:table-cell>
          <table:table-cell table:style-name="TableCell12">
            <text:p text:style-name="P13">Alarm record query</text:p>
          </table:table-cell>
        </table:table-row>
        <table:table-row table:style-name="TableRow14">
          <table:table-cell table:style-name="TableCell15">
            <text:p text:style-name="P16">Fn001</text:p>
          </table:table-cell>
          <table:table-cell table:style-name="TableCell17">
            <text:p text:style-name="P18">User parameters are permanetly written</text:p>
          </table:table-cell>
        </table:table-row>
        <table:table-row table:style-name="TableRow19">
          <table:table-cell table:style-name="TableCell20">
            <text:p text:style-name="P21">Fn002</text:p>
          </table:table-cell>
          <table:table-cell table:style-name="TableCell22">
            <text:p text:style-name="P23">JOG commission operation. O : inch mode, 1 : speed control mode, 2 : exit speed regulation mode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</table:table>
      <text:p text:style-name="Normal"/>
      <text:p text:style-name="Normal">Pn : p. 30. there are Pn000...Pn280</text:p>
      <text:p text:style-name="Normal">System control parameters : Pn000-Pn095</text:p>
      <text:p text:style-name="Normal">Position control parameters : Pn096-Pn145</text:p>
      <text:p text:style-name="Normal">Speed control parameters : Pn146-Pn185</text:p>
      <text:p text:style-name="Normal">Torque control parameter : Pn186-Pn215</text:p>
      <text:p text:style-name="Normal">Extended control parameters : Pn216-Pn280</text:p>
      <text:p text:style-name="Normal">..</text:p>
      <text:p text:style-name="Normal">Mpdbus p.99</text:p>
      <text:p text:style-name="Normal">Default : 154200, 8 bits</text:p>
      <text:p text:style-name="Normal">Pn064-071</text:p>
      <text:p text:style-name="Normal">p. 110 modbus address</text:p>
      <text:p text:style-name="Normal">Regenarative braking resistor : p. 13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ine-Luan Nguyen</meta:initial-creator>
    <dc:creator>antoine nguyen</dc:creator>
    <meta:creation-date>2023-01-30T21:33:00Z</meta:creation-date>
    <dc:date>2023-04-02T18:08:00Z</dc:date>
    <meta:template xlink:href="Normal.dotm" xlink:type="simple"/>
    <meta:editing-cycles>5</meta:editing-cycles>
    <meta:editing-duration>PT34260S</meta:editing-duration>
    <meta:document-statistic meta:page-count="1" meta:paragraph-count="1" meta:word-count="126" meta:character-count="822" meta:row-count="5" meta:non-whitespace-character-count="697"/>
  </office:meta>
</office:document-meta>
</file>